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HYMN</text:span><text:span text:style-name="T2"> #692</text:span></text:p>
            <text:p text:style-name="P1"><text:span text:style-name="T3">“</text:span><text:span text:style-name="T3">Praise to You and Adorati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384cm" svg:height="7.011cm" svg:x="1.845cm" svg:y="0.609cm">
          <draw:text-box>
            <text:p text:style-name="P4"><text:span text:style-name="T4">1. </text:span><text:span text:style-name="T5">Praise to You and adoration,</text:span><text:span text:style-name="T5"><text:line-break/></text:span><text:span text:style-name="T5">Blessèd Jesus, Son of God,</text:span><text:span text:style-name="T5"><text:line-break/></text:span><text:span text:style-name="T5">Who, to serve Your own creation,</text:span><text:span text:style-name="T5"><text:line-break/></text:span><text:span text:style-name="T5">Came to share our flesh and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384cm" svg:height="7.011cm" svg:x="2.054cm" svg:y="0.464cm">
          <draw:text-box>
            <text:p text:style-name="P4"><text:span text:style-name="T5">Guide me that I never may</text:span><text:span text:style-name="T5"><text:line-break/></text:span><text:span text:style-name="T5">From Your fold or pastures stray,</text:span><text:span text:style-name="T5"><text:line-break/></text:span><text:span text:style-name="T5">But with zeal and joy exceeding</text:span><text:span text:style-name="T5"><text:line-break/></text:span><text:span text:style-name="T5">Follow where Your steps are lea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7" draw:layer="layout" svg:width="24.384cm" svg:height="7.011cm" svg:x="1.847cm" svg:y="0.395cm">
          <draw:text-box>
            <text:p text:style-name="P6"><text:span text:style-name="T4">2. </text:span><text:span text:style-name="T5">Hold me ever in Your keeping;</text:span><text:span text:style-name="T5"><text:line-break/></text:span><text:span text:style-name="T5">Comfort me in pain and strife.</text:span><text:span text:style-name="T5"><text:line-break/></text:span><text:span text:style-name="T5">In my laughter and my weeping</text:span><text:span text:style-name="T5"><text:line-break/></text:span><text:span text:style-name="T5">Be with me throughout my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2" draw:layer="layout" svg:width="24.384cm" svg:height="9.906cm" svg:x="1.778cm" svg:y="0.508cm">
          <draw:text-box>
            <text:p text:style-name="P1"><text:span text:style-name="T5">Give me greater love for You,</text:span><text:span text:style-name="T5"><text:line-break/></text:span><text:span text:style-name="T5">And my faith and hope renew</text:span><text:span text:style-name="T5"><text:line-break/></text:span><text:span text:style-name="T5">In Your birth, Your life, and passion,</text:span><text:span text:style-name="T5"><text:line-break/></text:span><text:span text:style-name="T5">In Your death and resurrection.</text:span></text:p>
            <text:p text:style-name="P8"><text:span text:style-name="T6"/></text:p>
            <text:p text:style-name="P8"><text:span text:style-name="T6"/></text:p>
            <text:p text:style-name="P8"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6:38:33.636000000</meta:creation-date>
    <dc:title>Blue template</dc:title>
    <meta:editing-duration>PT2M43S</meta:editing-duration>
    <meta:editing-cycles>5</meta:editing-cycles>
    <meta:generator>LibreOffice/6.1.5.2$Windows_X86_64 LibreOffice_project/90f8dcf33c87b3705e78202e3df5142b201bd805</meta:generator>
    <dc:date>2019-04-27T14:29:00.729000000</dc:date>
    <meta:document-statistic meta:object-count="36"/>
  </office:meta>
</office:document-meta>
</file>